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enlo" svg:font-family="Menlo, Monaco, Consolas, 'Courier New', monospace"/>
    <style:font-face style:name="Open Sans" svg:font-family="'Open Sans'"/>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425in" style:rel-width="100%" table:align="left" fo:background-color="#ffffff">
        <style:background-image/>
      </style:table-properties>
    </style:style>
    <style:style style:name="Table1.A" style:family="table-column">
      <style:table-column-properties style:column-width="1.1993in" style:rel-column-width="1727*"/>
    </style:style>
    <style:style style:name="Table1.B" style:family="table-column">
      <style:table-column-properties style:column-width="4.1125in" style:rel-column-width="5922*"/>
    </style:style>
    <style:style style:name="Table1.C" style:family="table-column">
      <style:table-column-properties style:column-width="4.1132in" style:rel-column-width="5923*"/>
    </style:style>
    <style:style style:name="Table1.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1.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1.A2" style:family="table-cell">
      <style:table-cell-properties style:vertical-align="middle" fo:background-color="#ffffff" fo:padding="0.0833in" fo:border="0.05pt solid #dbe2e8">
        <style:background-image/>
      </style:table-cell-properties>
    </style:style>
    <style:style style:name="Table1.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2" style:family="table">
      <style:table-properties style:width="9.425in" style:rel-width="100%" table:align="left" fo:background-color="#ffffff">
        <style:background-image/>
      </style:table-properties>
    </style:style>
    <style:style style:name="Table2.A" style:family="table-column">
      <style:table-column-properties style:column-width="1.0451in" style:rel-column-width="1505*"/>
    </style:style>
    <style:style style:name="Table2.B" style:family="table-column">
      <style:table-column-properties style:column-width="4.1896in" style:rel-column-width="6033*"/>
    </style:style>
    <style:style style:name="Table2.C" style:family="table-column">
      <style:table-column-properties style:column-width="4.1903in" style:rel-column-width="6034*"/>
    </style:style>
    <style:style style:name="Table2.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2.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2.A2" style:family="table-cell">
      <style:table-cell-properties style:vertical-align="middle" fo:background-color="#ffffff" fo:padding="0.0833in" fo:border="0.05pt solid #dbe2e8">
        <style:background-image/>
      </style:table-cell-properties>
    </style:style>
    <style:style style:name="Table2.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3" style:family="table">
      <style:table-properties style:width="9.425in" style:rel-width="100%" table:align="left" fo:background-color="#ffffff">
        <style:background-image/>
      </style:table-properties>
    </style:style>
    <style:style style:name="Table3.A" style:family="table-column">
      <style:table-column-properties style:column-width="1.4083in" style:rel-column-width="2028*"/>
    </style:style>
    <style:style style:name="Table3.B" style:family="table-column">
      <style:table-column-properties style:column-width="4.0076in" style:rel-column-width="5771*"/>
    </style:style>
    <style:style style:name="Table3.C" style:family="table-column">
      <style:table-column-properties style:column-width="4.009in" style:rel-column-width="5773*"/>
    </style:style>
    <style:style style:name="Table3.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3.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3.A2" style:family="table-cell">
      <style:table-cell-properties style:vertical-align="middle" fo:background-color="#ffffff" fo:padding="0.0833in" fo:border="0.05pt solid #dbe2e8">
        <style:background-image/>
      </style:table-cell-properties>
    </style:style>
    <style:style style:name="Table3.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4" style:family="table">
      <style:table-properties style:width="9.425in" table:align="left" fo:background-color="#ffffff">
        <style:background-image/>
      </style:table-properties>
    </style:style>
    <style:style style:name="Table4.A" style:family="table-column">
      <style:table-column-properties style:column-width="1.8007in"/>
    </style:style>
    <style:style style:name="Table4.B" style:family="table-column">
      <style:table-column-properties style:column-width="4.2146in"/>
    </style:style>
    <style:style style:name="Table4.C" style:family="table-column">
      <style:table-column-properties style:column-width="7.6243in"/>
    </style:style>
    <style:style style:name="Table4.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4.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4.A2" style:family="table-cell">
      <style:table-cell-properties style:vertical-align="middle" fo:background-color="#ffffff" fo:padding="0.0833in" fo:border="0.05pt solid #dbe2e8">
        <style:background-image/>
      </style:table-cell-properties>
    </style:style>
    <style:style style:name="Table4.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Table5" style:family="table">
      <style:table-properties style:width="9.425in" table:align="left" fo:background-color="#ffffff">
        <style:background-image/>
      </style:table-properties>
    </style:style>
    <style:style style:name="Table5.A" style:family="table-column">
      <style:table-column-properties style:column-width="1.5063in"/>
    </style:style>
    <style:style style:name="Table5.B" style:family="table-column">
      <style:table-column-properties style:column-width="4.3028in"/>
    </style:style>
    <style:style style:name="Table5.C" style:family="table-column">
      <style:table-column-properties style:column-width="7.9188in"/>
    </style:style>
    <style:style style:name="Table5.A1" style:family="table-cell">
      <style:table-cell-properties style:vertical-align="middle" fo:background-color="#ffffff" fo:padding-left="0.0833in" fo:padding-right="0.0833in" fo:padding-top="0in" fo:padding-bottom="0.0833in" fo:border-left="0.05pt solid #dbe2e8" fo:border-right="0.05pt solid #dbe2e8" fo:border-top="none" fo:border-bottom="0.05pt solid #dbe2e8">
        <style:background-image/>
      </style:table-cell-properties>
    </style:style>
    <style:style style:name="Table5.B1" style:family="table-cell">
      <style:table-cell-properties style:vertical-align="middle" fo:background-color="#ffffff" fo:padding-left="0.0833in" fo:padding-right="0.0833in" fo:padding-top="0in" fo:padding-bottom="0.0833in" fo:border-left="0.05pt solid #dbe2e8" fo:border-right="none" fo:border-top="none" fo:border-bottom="0.05pt solid #dbe2e8">
        <style:background-image/>
      </style:table-cell-properties>
    </style:style>
    <style:style style:name="Table5.A2" style:family="table-cell">
      <style:table-cell-properties style:vertical-align="middle" fo:background-color="#ffffff" fo:padding="0.0833in" fo:border="0.05pt solid #dbe2e8">
        <style:background-image/>
      </style:table-cell-properties>
    </style:style>
    <style:style style:name="Table5.B2" style:family="table-cell">
      <style:table-cell-properties style:vertical-align="middle" fo:background-color="#ffffff" fo:padding="0.0833in" fo:border-left="0.05pt solid #dbe2e8" fo:border-right="none" fo:border-top="0.05pt solid #dbe2e8" fo:border-bottom="0.05pt solid #dbe2e8">
        <style:background-image/>
      </style:table-cell-properties>
    </style:style>
    <style:style style:name="P1" style:family="paragraph" style:parent-style-name="Text_20_body">
      <style:paragraph-properties fo:margin-left="0in" fo:margin-right="0in" fo:margin-top="0in" fo:margin-bottom="0.1563in" loext:contextual-spacing="false" fo:orphans="2" fo:widows="2" fo:text-indent="0in" style:auto-text-indent="false" fo:padding="0in" fo:border="none"/>
      <style:text-properties fo:font-variant="normal" fo:text-transform="none" fo:color="#2e3d49" style:font-name="Open Sans" fo:font-size="12pt" fo:letter-spacing="normal" fo:font-style="normal" fo:font-weight="bold"/>
    </style:style>
    <style:style style:name="P2" style:family="paragraph" style:parent-style-name="Text_20_body">
      <style:paragraph-properties fo:margin-left="0in" fo:margin-right="0in" fo:margin-top="0in" fo:margin-bottom="0.1563in" loext:contextual-spacing="false" fo:line-height="160%" fo:text-indent="0in" style:auto-text-indent="false" fo:padding="0in" fo:border="none"/>
      <style:text-properties fo:font-variant="normal" fo:text-transform="none" fo:color="#000000" style:font-name="Helvetica Neue" fo:font-size="10.5pt" fo:letter-spacing="normal" fo:font-style="normal" fo:font-weight="normal" officeooo:rsid="000a3486" officeooo:paragraph-rsid="000a3486"/>
    </style:style>
    <style:style style:name="P3" style:family="paragraph" style:parent-style-name="Text_20_body">
      <style:paragraph-properties fo:margin-left="0in" fo:margin-right="0in" fo:margin-top="0in" fo:margin-bottom="0.1563in" loext:contextual-spacing="false" fo:line-height="160%" fo:text-indent="0in" style:auto-text-indent="false" fo:padding="0in" fo:border="none"/>
      <style:text-properties fo:font-variant="normal" fo:text-transform="none" fo:color="#000000" style:font-name="Helvetica Neue" fo:font-size="10.5pt" fo:letter-spacing="normal" fo:font-style="normal" fo:font-weight="normal"/>
    </style:style>
    <style:style style:name="P4" style:family="paragraph" style:parent-style-name="Text_20_body">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style:style>
    <style:style style:name="P5" style:family="paragraph" style:parent-style-name="Text_20_body">
      <style:paragraph-properties fo:margin-left="0in" fo:margin-right="0in" fo:margin-top="0in" fo:margin-bottom="0.1563in" loext:contextual-spacing="false" fo:line-height="160%" fo:text-indent="0in" style:auto-text-indent="false" fo:padding="0in" fo:border="none"/>
    </style:style>
    <style:style style:name="P6" style:family="paragraph" style:parent-style-name="Text_20_body">
      <style:paragraph-properties fo:margin-left="0in" fo:margin-right="0in" fo:margin-top="0in" fo:margin-bottom="0.1563in" loext:contextual-spacing="false" fo:orphans="2" fo:widows="2" fo:text-indent="0in" style:auto-text-indent="false" fo:break-before="page" fo:padding="0in" fo:border="none"/>
      <style:text-properties fo:font-variant="normal" fo:text-transform="none" fo:color="#2e3d49" style:font-name="Open Sans" fo:font-size="12pt" fo:letter-spacing="normal" fo:font-style="normal" fo:font-weight="bold"/>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Helvetica Neue" fo:font-size="10.5pt" fo:letter-spacing="normal" fo:font-style="normal" fo:font-weight="normal"/>
    </style:style>
    <style:style style:name="P8"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11" style:family="paragraph" style:parent-style-name="Text_20_body" style:list-style-name="L2">
      <style:paragraph-properties fo:margin-top="0in" fo:margin-bottom="0.0937in" loext:contextual-spacing="false" fo:orphans="2" fo:widows="2"/>
      <style:text-properties fo:font-variant="normal" fo:text-transform="none" fo:color="#000000" style:font-name="Helvetica Neue" fo:font-size="10.5pt" fo:letter-spacing="normal" fo:font-style="normal" fo:font-weight="normal"/>
    </style:style>
    <style:style style:name="P12" style:family="paragraph" style:parent-style-name="Text_20_body" style:list-style-name="L3">
      <style:paragraph-properties fo:margin-top="0in" fo:margin-bottom="0.0937in" loext:contextual-spacing="false" fo:orphans="2" fo:widows="2"/>
      <style:text-properties fo:font-variant="normal" fo:text-transform="none" fo:color="#000000" style:font-name="Helvetica Neue" fo:font-size="10.5pt" fo:letter-spacing="normal" fo:font-style="normal" fo:font-weight="normal"/>
    </style:style>
    <style:style style:name="P13" style:family="paragraph" style:parent-style-name="Text_20_body" style:list-style-name="L4">
      <style:paragraph-properties fo:margin-top="0in" fo:margin-bottom="0.0937in" loext:contextual-spacing="false" fo:orphans="2" fo:widows="2"/>
      <style:text-properties fo:font-variant="normal" fo:text-transform="none" fo:color="#000000" style:font-name="Helvetica Neue" fo:font-size="10.5pt" fo:letter-spacing="normal" fo:font-style="normal" fo:font-weight="normal"/>
    </style:style>
    <style:style style:name="P14" style:family="paragraph" style:parent-style-name="Text_20_body" style:list-style-name="L5">
      <style:paragraph-properties fo:margin-top="0in" fo:margin-bottom="0.0937in" loext:contextual-spacing="false" fo:orphans="2" fo:widows="2"/>
      <style:text-properties fo:font-variant="normal" fo:text-transform="none" fo:color="#000000" style:font-name="Helvetica Neue" fo:font-size="10.5pt" fo:letter-spacing="normal" fo:font-style="normal" fo:font-weight="normal"/>
    </style:style>
    <style:style style:name="P15" style:family="paragraph" style:parent-style-name="Text_20_body" style:list-style-name="L6">
      <style:paragraph-properties fo:margin-top="0in" fo:margin-bottom="0.0937in" loext:contextual-spacing="false" fo:orphans="2" fo:widows="2"/>
      <style:text-properties fo:font-variant="normal" fo:text-transform="none" fo:color="#000000" style:font-name="Helvetica Neue" fo:font-size="10.5pt" fo:letter-spacing="normal" fo:font-style="normal" fo:font-weight="normal"/>
    </style:style>
    <style:style style:name="P16" style:family="paragraph" style:parent-style-name="Heading_20_3">
      <style:paragraph-properties fo:margin-left="0in" fo:margin-right="0in" fo:margin-top="0in" fo:margin-bottom="0.1563in" loext:contextual-spacing="false" fo:line-height="160%" fo:text-align="center" style:justify-single-word="false" fo:orphans="2" fo:widows="2" fo:text-indent="0in" style:auto-text-indent="false"/>
      <style:text-properties fo:font-variant="normal" fo:text-transform="none" fo:color="#2e3d49" style:font-name="Open Sans" fo:font-size="15pt" fo:letter-spacing="normal" fo:font-style="normal" fo:font-weight="bold"/>
    </style:style>
    <style:style style:name="P17" style:family="paragraph" style:parent-style-name="Heading_20_3">
      <style:paragraph-properties fo:margin-left="0in" fo:margin-right="0in" fo:margin-top="0in" fo:margin-bottom="0in" loext:contextual-spacing="false" fo:line-height="100%" fo:orphans="2" fo:widows="2" fo:text-indent="0in" style:auto-text-indent="false"/>
      <style:text-properties fo:font-variant="normal" fo:text-transform="none" fo:color="#000000" style:font-name="Helvetica Neue" fo:font-size="13.5pt" fo:letter-spacing="normal" fo:font-style="normal" fo:font-weight="bold"/>
    </style:style>
    <style:style style:name="P18" style:family="paragraph" style:parent-style-name="Heading_20_2">
      <style:paragraph-properties fo:text-align="center" style:justify-single-word="false"/>
      <style:text-properties fo:font-variant="normal" fo:text-transform="none" fo:color="#7d97ad" style:font-name="Open Sans" fo:font-size="9pt" fo:letter-spacing="0.0102in" fo:font-style="normal" fo:font-weight="bold"/>
    </style:style>
    <style:style style:name="P19"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style:style>
    <style:style style:name="P20"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officeooo:rsid="000a3486" officeooo:paragraph-rsid="000a3486"/>
    </style:style>
    <style:style style:name="P21"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10.5pt" officeooo:rsid="000b9598" officeooo:paragraph-rsid="000b9598"/>
    </style:style>
    <style:style style:name="P22"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8pt" style:font-size-asian="8pt" style:font-size-complex="8pt"/>
    </style:style>
    <style:style style:name="P23"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fo:color="#525c65" style:font-name="Open Sans" fo:font-size="8pt" officeooo:rsid="000a3486" officeooo:paragraph-rsid="000a3486" style:font-size-asian="8pt" style:font-size-complex="8pt"/>
    </style:style>
    <style:style style:name="P24" style:family="paragraph" style:parent-style-name="Table_20_Contents">
      <style:paragraph-properties fo:margin-left="0in" fo:margin-right="0in" fo:margin-top="0in" fo:margin-bottom="0.1563in" loext:contextual-spacing="false" fo:line-height="160%" fo:text-indent="0in" style:auto-text-indent="false" fo:padding="0in" fo:border="none"/>
    </style:style>
    <style:style style:name="P25" style:family="paragraph" style:parent-style-name="Table_20_Contents">
      <style:paragraph-properties fo:margin-left="0in" fo:margin-right="0in" fo:margin-top="0in" fo:margin-bottom="0.1563in" loext:contextual-spacing="false" fo:line-height="160%" fo:text-indent="0in" style:auto-text-indent="false" fo:padding="0in" fo:border="none"/>
      <style:text-properties officeooo:paragraph-rsid="000b9598"/>
    </style:style>
    <style:style style:name="P26" style:family="paragraph" style:parent-style-name="Table_20_Contents" style:list-style-name="L1">
      <style:paragraph-properties fo:margin-top="0in" fo:margin-bottom="0.1146in" loext:contextual-spacing="false" fo:line-height="160%" fo:padding="0in" fo:border="none"/>
      <style:text-properties fo:color="#525c65" style:font-name="Open Sans" fo:font-size="8pt" style:font-size-asian="8pt" style:font-size-complex="8pt"/>
    </style:style>
    <style:style style:name="P27"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loext:padding="0in" loext:border="none"/>
    </style:style>
    <style:style style:name="P28"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officeooo:rsid="000a3486" officeooo:paragraph-rsid="000a3486" loext:padding="0in" loext:border="none"/>
    </style:style>
    <style:style style:name="P29"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9pt" fo:letter-spacing="0.0102in" fo:font-weight="normal" officeooo:rsid="000b9598" officeooo:paragraph-rsid="000b9598" loext:padding="0in" loext:border="none"/>
    </style:style>
    <style:style style:name="P30"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8pt" fo:letter-spacing="0.0102in" fo:font-weight="normal" style:font-size-asian="8pt" style:font-size-complex="8pt" loext:padding="0in" loext:border="none"/>
    </style:style>
    <style:style style:name="P31" style:family="paragraph" style:parent-style-name="Table_20_Heading">
      <style:paragraph-properties fo:margin-top="0.1146in" fo:margin-bottom="0.1146in" loext:contextual-spacing="false" fo:line-height="170%" fo:text-align="start" style:justify-single-word="false"/>
      <style:text-properties fo:text-transform="uppercase" fo:color="#767676" style:font-name="inherit" fo:font-size="8pt" fo:letter-spacing="0.0102in" fo:font-weight="normal" officeooo:rsid="000a3486" officeooo:paragraph-rsid="000a3486" style:font-size-asian="8pt" style:font-size-complex="8pt" loext:padding="0in" loext:border="none"/>
    </style:style>
    <style:style style:name="P32" style:family="paragraph" style:parent-style-name="Preformatted_20_Text">
      <style:paragraph-properties fo:margin-left="0in" fo:margin-right="0in" fo:margin-top="0in" fo:margin-bottom="0.1563in" loext:contextual-spacing="false" fo:line-height="160%" fo:text-indent="0in" style:auto-text-indent="false" fo:padding="0in" fo:border="none"/>
      <style:text-properties fo:font-variant="normal" fo:text-transform="none" fo:color="#000000" style:font-name="monospace" fo:font-size="10.5pt" fo:letter-spacing="normal" fo:font-style="normal" fo:font-weight="normal"/>
    </style:style>
    <style:style style:name="P33" style:family="paragraph" style:parent-style-name="Preformatted_20_Text">
      <style:paragraph-properties fo:margin-left="0in" fo:margin-right="0in" fo:margin-top="0in" fo:margin-bottom="0.1563in" loext:contextual-spacing="false" fo:line-height="160%" fo:text-indent="0in" style:auto-text-indent="false" fo:padding="0in" fo:border="none"/>
      <style:text-properties fo:font-variant="normal" fo:text-transform="none" fo:color="#000000" style:font-name="monospace" fo:font-size="8pt" fo:letter-spacing="normal" fo:font-style="normal" fo:font-weight="normal" officeooo:paragraph-rsid="000a3486" style:font-size-asian="8pt" style:font-size-complex="8pt"/>
    </style:style>
    <style:style style:name="P34" style:family="paragraph" style:parent-style-name="Preformatted_20_Text">
      <style:paragraph-properties fo:margin-left="0in" fo:margin-right="0in" fo:margin-top="0in" fo:margin-bottom="0.1563in" loext:contextual-spacing="false" fo:line-height="160%" fo:text-indent="0in" style:auto-text-indent="false" fo:padding="0in" fo:border="none"/>
      <style:text-properties fo:color="#000000" style:font-name="monospace" fo:font-size="10.5pt" officeooo:rsid="000a3486" officeooo:paragraph-rsid="000a3486"/>
    </style:style>
    <style:style style:name="P35"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36"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8pt" fo:letter-spacing="normal" fo:font-style="normal" fo:font-weight="normal" style:font-size-asian="8pt" style:font-size-complex="8pt"/>
    </style:style>
    <style:style style:name="P37"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style>
    <style:style style:name="T1" style:family="text">
      <style:text-properties fo:color="#525c65" style:font-name="Open Sans" fo:font-size="10.5pt"/>
    </style:style>
    <style:style style:name="T2" style:family="text">
      <style:text-properties fo:color="#525c65" style:font-name="Open Sans" fo:font-size="10.5pt" fo:font-weight="bold"/>
    </style:style>
    <style:style style:name="T3" style:family="text">
      <style:text-properties fo:color="#303030" style:font-name="Menlo" fo:font-size="9pt" fo:background-color="#f3f3f3" loext:char-shading-value="0" loext:padding-left="0.0417in" loext:padding-right="0.0417in" loext:padding-top="0.0209in" loext:padding-bottom="0.0209in" loext:border="0.06pt solid #dcdcdc"/>
    </style:style>
    <style:style style:name="T4" style:family="text">
      <style:text-properties officeooo:rsid="000a3486"/>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color="#000000" style:font-name="Helvetica Neue" fo:font-size="10.5pt" fo:letter-spacing="normal" fo:font-style="normal" fo:font-weight="bold"/>
    </style:style>
    <style:style style:name="T7" style:family="text">
      <style:text-properties fo:font-variant="normal" fo:text-transform="none" fo:color="#000000" style:font-name="Helvetica Neue" fo:font-size="10.5pt" fo:letter-spacing="normal" fo:font-style="normal" fo:font-weight="normal"/>
    </style:style>
    <style:style style:name="T8" style:family="text">
      <style:text-properties fo:font-variant="normal" fo:text-transform="none" fo:color="#000000" style:font-name="Helvetica Neue" fo:letter-spacing="normal" fo:font-style="normal" fo:font-weight="bold"/>
    </style:style>
    <style:style style:name="T9" style:family="text">
      <style:text-properties fo:font-variant="normal" fo:text-transform="none" fo:color="#000000" fo:letter-spacing="normal"/>
    </style:style>
    <style:style style:name="T10" style:family="text">
      <style:text-properties fo:font-variant="normal" fo:text-transform="none" fo:color="#337ab7" style:font-name="Helvetica Neue" fo:font-size="10.5pt" fo:letter-spacing="normal" fo:font-style="normal" style:text-underline-style="solid" style:text-underline-width="auto" style:text-underline-color="font-color" fo:font-weight="normal" fo:background-color="transparent" loext:char-shading-value="0"/>
    </style:style>
    <style:style style:name="T11" style:family="text">
      <style:text-properties fo:color="#000000" style:font-name="Open Sans" fo:font-size="10.5pt" fo:font-weight="bold" loext:padding="0in" loext:border="none"/>
    </style:style>
    <style:style style:name="T12" style:family="text">
      <style:text-properties fo:color="#000000" fo:font-weight="bold" loext:padding="0in" loext:border="none"/>
    </style:style>
    <style:style style:name="T13" style:family="text">
      <style:text-properties fo:color="#000000" loext:padding="0in" loext:border="none"/>
    </style:style>
    <text:list-style style:name="L1">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text:bookmark text:name="project-spec-headline"/>PROJECT SPECIFICATION</text:h>
      <text:h text:style-name="P16" text:outline-level="3"><text:bookmark text:name="project-name"/>Finding Donors for CharityML</text:h>
      <text:p text:style-name="P1">Exploring the Data</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0">CRITERIA</text:p>
            </table:table-cell>
            <table:table-cell table:style-name="Table1.B1" office:value-type="string">
              <text:p text:style-name="P30">MEETS SPECIFICATIONS</text:p>
            </table:table-cell>
            <table:table-cell table:style-name="Table1.A1" office:value-type="string">
              <text:p text:style-name="P31">Student Comments</text:p>
            </table:table-cell>
          </table:table-row>
        </table:table-header-rows>
        <table:table-row>
          <table:table-cell table:style-name="Table1.A2" office:value-type="string">
            <text:p text:style-name="P22">Data Exploration</text:p>
          </table:table-cell>
          <table:table-cell table:style-name="Table1.B2" office:value-type="string">
            <text:p text:style-name="P22">Student's implementation correctly calculates the following:</text:p>
            <text:list xml:id="list3167976288" text:style-name="L1">
              <text:list-item>
                <text:p text:style-name="P26">Number of records</text:p>
              </text:list-item>
              <text:list-item>
                <text:p text:style-name="P26">Number of individuals with income &gt;$50,000</text:p>
              </text:list-item>
              <text:list-item>
                <text:p text:style-name="P26">Number of individuals with income &lt;=$50,000</text:p>
              </text:list-item>
              <text:list-item>
                <text:p text:style-name="P26">Percentage of individuals with income &gt; $50,000</text:p>
              </text:list-item>
            </text:list>
          </table:table-cell>
          <table:table-cell table:style-name="Table1.A2" office:value-type="string">
            <text:p text:style-name="P23">This can be observed in output of cell 3 in the notebook of the html file. But here is the result:</text:p>
            <text:p text:style-name="P33"><text:span text:style-name="T4">Total number of records: 45222</text:span></text:p>
            <text:p text:style-name="P33">Individuals making more than $50,000: 11208</text:p>
            <text:p text:style-name="P36">Individuals making at most $50,000: 34014</text:p>
            <text:p text:style-name="P36"/>
            <text:p text:style-name="P36">Percentage of individuals making more than $50,000: 24.78%</text:p>
            <text:p text:style-name="P23"/>
          </table:table-cell>
        </table:table-row>
      </table:table>
      <text:p text:style-name="P1"/>
      <text:p text:style-name="P6">Preparing the Data</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0">CRITERIA</text:p>
            </table:table-cell>
            <table:table-cell table:style-name="Table2.B1" office:value-type="string">
              <text:p text:style-name="P30">MEETS SPECIFICATIONS</text:p>
            </table:table-cell>
            <table:table-cell table:style-name="Table2.A1" office:value-type="string">
              <text:p text:style-name="P31">Student Comments</text:p>
            </table:table-cell>
          </table:table-row>
        </table:table-header-rows>
        <table:table-row>
          <table:table-cell table:style-name="Table2.A2" office:value-type="string">
            <text:p text:style-name="P22">Data Preprocessing</text:p>
          </table:table-cell>
          <table:table-cell table:style-name="Table2.B2" office:value-type="string">
            <text:p text:style-name="P22">Student correctly implements one-hot encoding for the feature and income data.</text:p>
          </table:table-cell>
          <table:table-cell table:style-name="Table2.A2" office:value-type="string">
            <text:p text:style-name="P23">One-hot encoding is done in cell 7 of the ipython notebook.</text:p>
            <text:p text:style-name="P23">A total of 103 features are created after one-hot encoding.</text:p>
          </table:table-cell>
        </table:table-row>
      </table:table>
      <text:p text:style-name="P1"/>
      <text:p text:style-name="P6">Evaluating Model Performanc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7">CRITERIA</text:p>
            </table:table-cell>
            <table:table-cell table:style-name="Table3.B1" office:value-type="string">
              <text:p text:style-name="P27">MEETS SPECIFICATIONS</text:p>
            </table:table-cell>
            <table:table-cell table:style-name="Table3.A1" office:value-type="string">
              <text:p text:style-name="P28">Student Comments</text:p>
            </table:table-cell>
          </table:table-row>
        </table:table-header-rows>
        <table:table-row>
          <table:table-cell table:style-name="Table3.A2" office:value-type="string">
            <text:p text:style-name="P24"><text:span text:style-name="Strong_20_Emphasis"><text:span text:style-name="T2">Question 1:</text:span></text:span><text:span text:style-name="T1"><text:line-break/>Naive Predictor Performance</text:span></text:p>
          </table:table-cell>
          <table:table-cell table:style-name="Table3.B2" office:value-type="string">
            <text:p text:style-name="P19">Student correctly calculates the benchmark score of the naive predictor for both accuracy and F1 scores.</text:p>
          </table:table-cell>
          <table:table-cell table:style-name="Table3.A2" office:value-type="string">
            <text:p text:style-name="P20">The naive predictor scores can be seen from cell 10 output in the ipython notebook.</text:p>
            <text:p text:style-name="P34"><text:span text:style-name="T5">Naive Predictor: [Accuracy score: 0.2478, F-score: 0.2917]</text:span></text:p>
          </table:table-cell>
        </table:table-row>
        <table:table-row>
          <table:table-cell table:style-name="Table3.A2" office:value-type="string">
            <text:p text:style-name="P24"><text:span text:style-name="Strong_20_Emphasis"><text:span text:style-name="T2">Question 2:</text:span></text:span><text:span text:style-name="T1"><text:line-break/>Model Application</text:span></text:p>
          </table:table-cell>
          <table:table-cell table:style-name="Table3.B2" office:value-type="string">
            <text:p text:style-name="P19">The pros and cons or application for each model is provided with reasonable justification why each model was chosen to be explored.</text:p>
            <text:p text:style-name="P19">Please list all the references you use while listing out your pros and cons.</text:p>
          </table:table-cell>
          <table:table-cell table:style-name="Table3.A2" office:value-type="string">
            <text:p text:style-name="P20">The answer to question 2 can be seen after cell 10 in the notebook. But here is the answer again.</text:p>
            <text:p text:style-name="P2">The three models I have chosen are</text:p>
            <text:list xml:id="list2348783237" text:style-name="L2">
              <text:list-item>
                <text:p text:style-name="P11">Logistic Regression</text:p>
              </text:list-item>
              <text:list-item>
                <text:p text:style-name="P11">Random Forest Classifier</text:p>
              </text:list-item>
              <text:list-item>
                <text:p text:style-name="P11">Gradient Boosting classifier</text:p>
              </text:list-item>
            </text:list>
            <text:p text:style-name="P7">I wanted to test and compare how the basic logistic regresion fares along with a couple of ensemble methods which are supposed to be far suprior and also compare the ensemble methods themselves.</text:p>
            <text:h text:style-name="P17" text:outline-level="3"><text:bookmark text:name="1.-Logistic-Regression"/>1. Logistic Regression</text:h>
            <text:p text:style-name="P9"><text:span text:style-name="Strong_20_Emphasis"><text:span text:style-name="T6">Applications:</text:span></text:span><text:span text:style-name="T7"> [1]</text:span></text:p>
            <text:p text:style-name="P7">Logistic regression can be used in many fields such as medical, engineering, marketing etc.. Specific examples include 1. to find a process is effective or not, 2. whether a person defaults on a homeloan or not, 3. a particulr marketing campain would be successful or not.</text:p>
            <text:p text:style-name="P9"><text:soft-page-break/><text:span text:style-name="Strong_20_Emphasis"><text:span text:style-name="T6">Strengths:</text:span></text:span><text:span text:style-name="T7"> [2]</text:span></text:p>
            <text:p text:style-name="P7">Logistic regression is easy to understand and have nice probabilistic interpretation. Regularization can be applied to reduce overfitting.</text:p>
            <text:p text:style-name="P9"><text:span text:style-name="Strong_20_Emphasis"><text:span text:style-name="T6">Weaknesses:</text:span></text:span><text:span text:style-name="T7"> [2]</text:span></text:p>
            <text:p text:style-name="P7">Logistic regression underperforms when there are multiple or non-linear boundaries. Its not a natural fit when the task at hand is complex.</text:p>
            <text:p text:style-name="P9"><text:span text:style-name="Strong_20_Emphasis"><text:span text:style-name="T6">Suitability:</text:span></text:span></text:p>
            <text:p text:style-name="P7">In this project we just need to find whether an individual is making 50K or less. This is a straight forward classification task and hence chose logistic regression to check on how it performs.</text:p>
            <text:h text:style-name="P17" text:outline-level="3"><text:bookmark text:name="2.-Random-Forest-Classifier"/>2. Random Forest Classifier</text:h>
            <text:p text:style-name="P9"><text:span text:style-name="Strong_20_Emphasis"><text:span text:style-name="T6">Applications:</text:span></text:span></text:p>
            <text:p text:style-name="P7">Random forests can be used in a veriety of applications. I'll mention a couple of applications here.</text:p>
            <text:list xml:id="list1468502239" text:style-name="L3">
              <text:list-item>
                <text:p text:style-name="P12">Multi-class object detection. [3]</text:p>
              </text:list-item>
              <text:list-item>
                <text:p text:style-name="P12">Medical diagnosis. [4]</text:p>
              </text:list-item>
            </text:list>
            <text:p text:style-name="P9"><text:span text:style-name="Strong_20_Emphasis"><text:span text:style-name="T6">Strengths:</text:span></text:span></text:p>
            <text:list xml:id="list1648850119" text:style-name="L4">
              <text:list-item>
                <text:p text:style-name="P13">RF are much easier to tune than GBM. There are typically two parameters in RF: number of trees and number of features to be selected at each node. [5]</text:p>
              </text:list-item>
              <text:list-item>
                <text:p text:style-name="P13">RF are harder to overfit than GBM. [5]</text:p>
              </text:list-item>
            </text:list>
            <text:p text:style-name="P9"><text:span text:style-name="Strong_20_Emphasis"><text:span text:style-name="T6">Weaknesses:</text:span></text:span></text:p>
            <text:list xml:id="list2988004831" text:style-name="L5">
              <text:list-item>
                <text:p text:style-name="P14">Slow to apply to real-time tasks if large number of trees are involved. [6]</text:p>
              </text:list-item>
              <text:list-item>
                <text:p text:style-name="P14"><text:soft-page-break/>Sometimes hard for humans to interpret compared to decision trees. [6]</text:p>
              </text:list-item>
              <text:list-item>
                <text:p text:style-name="P14">If the data contain groups of correlated features of similar relevance for the output, then smaller groups are favored over larger groups [6]</text:p>
              </text:list-item>
            </text:list>
            <text:p text:style-name="P9"><text:span text:style-name="Strong_20_Emphasis"><text:span text:style-name="T6">Suitability:</text:span></text:span></text:p>
            <text:p text:style-name="P7">Random forest classifier is one of the most accurate learning algorithms available. For many data sets, it produces a highly accurate classifier. It also works very well for complex tasks. So, I choose this to test.</text:p>
            <text:h text:style-name="P17" text:outline-level="3"><text:bookmark text:name="3.-Gradient-Boosting-Classifier"/>3. Gradient Boosting Classifier</text:h>
            <text:p text:style-name="P9"><text:span text:style-name="Strong_20_Emphasis"><text:span text:style-name="T6">Applications:</text:span></text:span></text:p>
            <text:p text:style-name="P7">One of the applications where gradient boosting is used is in web ranking algorithms. [7]</text:p>
            <text:p text:style-name="P9"><text:span text:style-name="Strong_20_Emphasis"><text:span text:style-name="T6">Strengths:</text:span></text:span></text:p>
            <text:p text:style-name="P7">Benchmark results have shown GBDT are better learners than Random Forests. (comparing to random forests) [8]</text:p>
            <text:p text:style-name="P9"><text:span text:style-name="Strong_20_Emphasis"><text:span text:style-name="T6">Weaknesses:</text:span></text:span></text:p>
            <text:p text:style-name="P7">Training generally takes longer because of the fact that trees are built sequentially. (comparing to random forests) [8]</text:p>
            <text:p text:style-name="P9"><text:span text:style-name="Strong_20_Emphasis"><text:span text:style-name="T6">Suitability:</text:span></text:span></text:p>
            <text:p text:style-name="P7">Gradient boosting is one of the best methods out there and there is saying even to start off with gradient boosting without considering any other technique. [9]</text:p>
            <text:p text:style-name="P9"><text:span text:style-name="Strong_20_Emphasis"><text:span text:style-name="T6">References:</text:span></text:span></text:p>
            <text:p text:style-name="P9"><text:span text:style-name="T7">[1] </text:span><text:a xlink:type="simple" xlink:href="https://en.wikipedia.org/wiki/Logistic_regression#Applications" office:target-frame-name="_blank" xlink:show="new" text:style-name="Internet_20_link" text:visited-style-name="Visited_20_Internet_20_Link"><text:span text:style-name="T10">https://en.wikipedia.org/wiki/</text:span></text:a><text:soft-page-break/><text:a xlink:type="simple" xlink:href="https://en.wikipedia.org/wiki/Logistic_regression#Applications" office:target-frame-name="_blank" xlink:show="new" text:style-name="Internet_20_link" text:visited-style-name="Visited_20_Internet_20_Link"><text:span text:style-name="T10">Logistic_regression#Applications</text:span></text:a></text:p>
            <text:p text:style-name="P9"><text:span text:style-name="T7">[2] </text:span><text:a xlink:type="simple" xlink:href="https://elitedatascience.com/machine-learning-algorithms" office:target-frame-name="_blank" xlink:show="new" text:style-name="Internet_20_link" text:visited-style-name="Visited_20_Internet_20_Link"><text:span text:style-name="T10">https://elitedatascience.com/machine-learning-algorithms</text:span></text:a></text:p>
            <text:p text:style-name="P9"><text:span text:style-name="T7">[3] </text:span><text:a xlink:type="simple" xlink:href="https://pdfs.semanticscholar.org/9035/e87ce49b67b751838c7346d36fe481260217.pdf" office:target-frame-name="_blank" xlink:show="new" text:style-name="Internet_20_link" text:visited-style-name="Visited_20_Internet_20_Link"><text:span text:style-name="T10">https://pdfs.semanticscholar.org/9035/e87ce49b67b751838c7346d36fe481260217.pdf</text:span></text:a></text:p>
            <text:p text:style-name="P9"><text:span text:style-name="T7">[4] </text:span><text:a xlink:type="simple" xlink:href="https://www.ncbi.nlm.nih.gov/pmc/articles/PMC2648734/" office:target-frame-name="_blank" xlink:show="new" text:style-name="Internet_20_link" text:visited-style-name="Visited_20_Internet_20_Link"><text:span text:style-name="T10">https://www.ncbi.nlm.nih.gov/pmc/articles/PMC2648734/</text:span></text:a></text:p>
            <text:p text:style-name="P9"><text:span text:style-name="T7">[5] </text:span><text:a xlink:type="simple" xlink:href="https://medium.com/@aravanshad/gradient-boosting-versus-random-forest-cfa3fa8f0d80" office:target-frame-name="_blank" xlink:show="new" text:style-name="Internet_20_link" text:visited-style-name="Visited_20_Internet_20_Link"><text:span text:style-name="T10">https://medium.com/@aravanshad/gradient-boosting-versus-random-forest-cfa3fa8f0d80</text:span></text:a></text:p>
            <text:p text:style-name="P9"><text:span text:style-name="T7">[6] </text:span><text:a xlink:type="simple" xlink:href="http://www.liquisearch.com/random_forest/disadvantages" office:target-frame-name="_blank" xlink:show="new" text:style-name="Internet_20_link" text:visited-style-name="Visited_20_Internet_20_Link"><text:span text:style-name="T10">http://www.liquisearch.com/random_forest/disadvantages</text:span></text:a></text:p>
            <text:p text:style-name="P9"><text:span text:style-name="T7">[7] </text:span><text:a xlink:type="simple" xlink:href="https://en.wikipedia.org/wiki/Gradient_boosting#Usage" office:target-frame-name="_blank" xlink:show="new" text:style-name="Internet_20_link" text:visited-style-name="Visited_20_Internet_20_Link"><text:span text:style-name="T10">https://en.wikipedia.org/wiki/Gradient_boosting#Usage</text:span></text:a></text:p>
            <text:p text:style-name="P9"><text:span text:style-name="T7">[8] </text:span><text:a xlink:type="simple" xlink:href="https://www.quora.com/What-are-the-advantages-disadvantages-of-using-Gradient-Boosting-over-Random-Forests" office:target-frame-name="_blank" xlink:show="new" text:style-name="Internet_20_link" text:visited-style-name="Visited_20_Internet_20_Link"><text:span text:style-name="T10">https://www.quora.com/What-are-the-advantages-disadvantages-of-using-Gradient-Boosting-over-Random-Forests</text:span></text:a></text:p>
            <text:p text:style-name="P9"><text:span text:style-name="T7">[9] </text:span><text:a xlink:type="simple" xlink:href="https://machinelearningmastery.com/start-with-gradient-boosting/" office:target-frame-name="_blank" xlink:show="new" text:style-name="Internet_20_link" text:visited-style-name="Visited_20_Internet_20_Link"><text:span text:style-name="T10">https://machinelearningmastery.com/start-with-gradient-boosting/</text:span></text:a></text:p>
          </table:table-cell>
        </table:table-row>
        <table:table-row>
          <table:table-cell table:style-name="Table3.A2" office:value-type="string">
            <text:p text:style-name="P19">Creating a Training and Predicting Pipeline</text:p>
          </table:table-cell>
          <table:table-cell table:style-name="Table3.B2" office:value-type="string">
            <text:p text:style-name="P19">Student successfully implements a pipeline in code that will train and predict on the supervised learning algorithm given.</text:p>
          </table:table-cell>
          <table:table-cell table:style-name="Table3.A2" office:value-type="string">
            <text:p text:style-name="P20">Implemented in cell 11 of the notebook</text:p>
          </table:table-cell>
        </table:table-row>
        <table:table-row>
          <table:table-cell table:style-name="Table3.A2" office:value-type="string">
            <text:p text:style-name="P19">Initial Model Evaluation</text:p>
          </table:table-cell>
          <table:table-cell table:style-name="Table3.B2" office:value-type="string">
            <text:p text:style-name="P19">Student correctly implements three supervised learning models and produces a performance visualization.</text:p>
          </table:table-cell>
          <table:table-cell table:style-name="Table3.A2" office:value-type="string">
            <text:p text:style-name="P20">Implemented in cell 12 of the notebook.</text:p>
          </table:table-cell>
        </table:table-row>
      </table:table>
      <text:p text:style-name="P1"/>
      <text:p text:style-name="P6">Improving Result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7">CRITERIA</text:p>
            </table:table-cell>
            <table:table-cell table:style-name="Table4.B1" office:value-type="string">
              <text:p text:style-name="P27">MEETS SPECIFICATIONS</text:p>
            </table:table-cell>
            <table:table-cell table:style-name="Table4.A1" office:value-type="string">
              <text:p text:style-name="P28">Student comments</text:p>
            </table:table-cell>
          </table:table-row>
        </table:table-header-rows>
        <table:table-row>
          <table:table-cell table:style-name="Table4.A2" office:value-type="string">
            <text:p text:style-name="P24"><text:span text:style-name="Strong_20_Emphasis"><text:span text:style-name="T2">Question 3:</text:span></text:span><text:span text:style-name="T1"><text:line-break/>Choosing the Best Model</text:span></text:p>
          </table:table-cell>
          <table:table-cell table:style-name="Table4.B2" office:value-type="string">
            <text:p text:style-name="P19">Justification is provided for which model appears to be the best to use given computational cost, model performance, and the characteristics of the data.</text:p>
          </table:table-cell>
          <table:table-cell table:style-name="Table4.A2" office:value-type="string">
            <text:p text:style-name="P4"><text:span text:style-name="Strong_20_Emphasis"><text:span text:style-name="T8">Metrics:</text:span></text:span></text:p>
            <text:p text:style-name="P9"><text:span text:style-name="T7">From the graphs above the </text:span><text:span text:style-name="Strong_20_Emphasis"><text:span text:style-name="T6">GradientBoostingClassifier</text:span></text:span><text:span text:style-name="T7"> is performing better on accuracy score and F score on testing data. So, I choose </text:span><text:span text:style-name="Strong_20_Emphasis"><text:span text:style-name="T6">GradientBoostingClassifier</text:span></text:span><text:span text:style-name="T7"> for improving the model.</text:span></text:p>
            <text:p text:style-name="P9"><text:span text:style-name="Strong_20_Emphasis"><text:span text:style-name="T6">Prediction/Training time:</text:span></text:span></text:p>
            <text:p text:style-name="P9"><text:span text:style-name="T7">In general </text:span><text:span text:style-name="Strong_20_Emphasis"><text:span text:style-name="T6">GradientBoostingClassifier</text:span></text:span><text:span text:style-name="T7"> takes longer than other methods and that was evident during training.</text:span></text:p>
            <text:p text:style-name="P9"><text:span text:style-name="Strong_20_Emphasis"><text:span text:style-name="T6">Final Algorithm:</text:span></text:span></text:p>
            <text:p text:style-name="P9"><text:span text:style-name="T7">I choose </text:span><text:span text:style-name="Strong_20_Emphasis"><text:span text:style-name="T6">GradientBoostingClassifier</text:span></text:span><text:span text:style-name="T7"> for final training and improvement. I selected this due to two reasons. 1. The model has better scores from tests above 2. To get more intuition on the model works.</text:span></text:p>
            <text:p text:style-name="P19"/>
          </table:table-cell>
        </table:table-row>
        <table:table-row>
          <table:table-cell table:style-name="Table4.A2" office:value-type="string">
            <text:p text:style-name="P24"><text:span text:style-name="Strong_20_Emphasis"><text:span text:style-name="T2">Question 4:</text:span></text:span><text:span text:style-name="T1"><text:line-break/>Describing the Model in Layman's Terms</text:span></text:p>
          </table:table-cell>
          <table:table-cell table:style-name="Table4.B2" office:value-type="string">
            <text:p text:style-name="P19">Student is able to clearly and concisely describe how the optimal model works in layman's terms to someone who is not familiar with machine learning nor has a technical background.</text:p>
          </table:table-cell>
          <table:table-cell table:style-name="Table4.A2" office:value-type="string">
            <text:p text:style-name="P3">Gradient boosting model used the decition treses and boosting techniques.</text:p>
            <text:list xml:id="list2427117443" text:style-name="L6">
              <text:list-item>
                <text:p text:style-name="P15">First it creates small and weak decision trees.</text:p>
              </text:list-item>
              <text:list-item>
                <text:p text:style-name="P15">Checks how many outcomes are misclassified.</text:p>
              </text:list-item>
              <text:list-item>
                <text:p text:style-name="P15"><text:soft-page-break/>It next builds another tree to correct the errors made by previous trees by alternating parameters.</text:p>
              </text:list-item>
              <text:list-item>
                <text:p text:style-name="P15">The process is continued until we get the error threshold to an acceptable level.</text:p>
              </text:list-item>
            </text:list>
            <text:p text:style-name="P19"/>
          </table:table-cell>
        </table:table-row>
        <table:table-row>
          <table:table-cell table:style-name="Table4.A2" office:value-type="string">
            <text:p text:style-name="P19">Model Tuning</text:p>
          </table:table-cell>
          <table:table-cell table:style-name="Table4.B2" office:value-type="string">
            <text:p text:style-name="P19">The final model chosen is correctly tuned using grid search with at least one parameter using at least three settings. If the model does not need any parameter tuning it is explicitly stated with reasonable justification.</text:p>
          </table:table-cell>
          <table:table-cell table:style-name="Table4.A2" office:value-type="string">
            <text:p text:style-name="P20">Model tuning is done in cell 76, 77, 78, 79, 80, 83 and 85.</text:p>
            <text:p text:style-name="P21">In cells 76, 77, and 78, I tried understand the learning_rate parameter. </text:p>
            <text:p text:style-name="P21">In cell 79, I added the max_depth parameter.</text:p>
            <text:p text:style-name="P21">In cells, 76-79 the n_estimators always edged towards the highest value (130). So varied that in cell 80.</text:p>
            <text:p text:style-name="P21">Once I get the better value for n_estimators, I added the min_sample_split parameter in cell 83.</text:p>
            <text:p text:style-name="P21"/>
            <text:p text:style-name="P21"><text:soft-page-break/>Finally in cell 85, I reduce the number of parameters to reduce the training time.</text:p>
            <text:p text:style-name="P21">The training time from cell 83 to cell 85 has <text:s/>reduced significantly.</text:p>
          </table:table-cell>
        </table:table-row>
        <table:table-row>
          <table:table-cell table:style-name="Table4.A2" office:value-type="string">
            <text:p text:style-name="P24"><text:span text:style-name="Strong_20_Emphasis"><text:span text:style-name="T2">Question 5:</text:span></text:span><text:span text:style-name="T1"><text:line-break/>Final Model Evaluation</text:span></text:p>
          </table:table-cell>
          <table:table-cell table:style-name="Table4.B2" office:value-type="string">
            <text:p text:style-name="P19">Student reports the accuracy and F1 score of the optimized, unoptimized, models correctly in the table provided. Student compares the final model results to previous results obtained.</text:p>
          </table:table-cell>
          <table:table-cell table:style-name="Table4.A2" office:value-type="string">
            <text:p text:style-name="P32">Unoptimized model</text:p>
            <text:p text:style-name="P35">------</text:p>
            <text:p text:style-name="P35">Accuracy score on testing data: 0.8630</text:p>
            <text:p text:style-name="P35">F-score on testing data: 0.7395</text:p>
            <text:p text:style-name="P37"/>
            <text:p text:style-name="P35">Optimized Model</text:p>
            <text:p text:style-name="P35">------</text:p>
            <text:p text:style-name="P35">Final accuracy score on the testing data: 0.8703</text:p>
            <text:p text:style-name="P35">Final F-score on the testing data: 0.7518</text:p>
            <text:p text:style-name="P35">Took <text:s/>46.30412173271179 seconds.</text:p>
            <text:p text:style-name="P19"/>
          </table:table-cell>
        </table:table-row>
      </table:table>
      <text:p text:style-name="P1"/>
      <text:p text:style-name="P6">Feature Importanc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7">CRITERIA</text:p>
            </table:table-cell>
            <table:table-cell table:style-name="Table5.B1" office:value-type="string">
              <text:p text:style-name="P27">MEETS SPECIFICATIONS</text:p>
            </table:table-cell>
            <table:table-cell table:style-name="Table5.A1" office:value-type="string">
              <text:p text:style-name="P29">Student comments</text:p>
            </table:table-cell>
          </table:table-row>
        </table:table-header-rows>
        <table:table-row>
          <table:table-cell table:style-name="Table5.A2" office:value-type="string">
            <text:p text:style-name="P24"><text:span text:style-name="Strong_20_Emphasis"><text:span text:style-name="T2">Question 6:</text:span></text:span><text:span text:style-name="T1"><text:line-break/>Feature Relevance Observation</text:span></text:p>
          </table:table-cell>
          <table:table-cell table:style-name="Table5.B2" office:value-type="string">
            <text:p text:style-name="P19">Student ranks five features which they believe to be the most relevant for predicting an individual's’ income. Discussion is provided for why these features were chosen.</text:p>
          </table:table-cell>
          <table:table-cell table:style-name="Table5.A2" office:value-type="string">
            <text:p text:style-name="P4"><text:span text:style-name="Strong_20_Emphasis"><text:span text:style-name="T8">Answer:</text:span></text:span></text:p>
            <text:p text:style-name="P9"><text:span text:style-name="Strong_20_Emphasis"><text:span text:style-name="T6">Education:</text:span></text:span><text:span text:style-name="T7"> The better educated, the better the job and hence the salaries.</text:span></text:p>
            <text:p text:style-name="P9"><text:span text:style-name="Strong_20_Emphasis"><text:span text:style-name="T6">Hours-per-week:</text:span></text:span><text:span text:style-name="T7"> The number of hours worked is directly related to the amount of salary gets. So, i think this is an important parameter that will have impact.</text:span></text:p>
            <text:p text:style-name="P9"><text:span text:style-name="Strong_20_Emphasis"><text:span text:style-name="T6">Age:</text:span></text:span><text:span text:style-name="T7"> The higher the age, the more experience and better salary</text:span></text:p>
            <text:p text:style-name="P9"><text:span text:style-name="Strong_20_Emphasis"><text:span text:style-name="T6">Capital-gain:</text:span></text:span><text:span text:style-name="T7"> If the investments are paying off, people will have more money if not, less money. So capital gains have direct relation on how much an individial earns.</text:span></text:p>
            <text:p text:style-name="P9"><text:span text:style-name="Strong_20_Emphasis"><text:span text:style-name="T6">Capital-loss:</text:span></text:span><text:span text:style-name="T7"> Simlar to capital gain, capital loss also has direct impact on people's wealth.</text:span></text:p>
            <text:p text:style-name="P7">So, i believe these 5 are the most important factors that will have an impact.</text:p>
            <text:p text:style-name="P19"/>
          </table:table-cell>
        </table:table-row>
        <table:table-row>
          <table:table-cell table:style-name="Table5.A2" office:value-type="string">
            <text:p text:style-name="P24"><text:span text:style-name="Strong_20_Emphasis"><text:span text:style-name="T2">Question 7:</text:span></text:span><text:span text:style-name="T1"><text:line-break/>Extracting Feature Importances</text:span></text:p>
          </table:table-cell>
          <table:table-cell table:style-name="Table5.B2" office:value-type="string">
            <text:p text:style-name="P24"><text:span text:style-name="T1">Student correctly implements a supervised learning model that makes use of the </text:span><text:span text:style-name="Source_20_Text"><text:span text:style-name="T3">feature_importances_</text:span></text:span><text:span text:style-name="T1"> attribute. Additionally, student discusses the differences or similarities between the features they considered relevant and the reported relevant features.</text:span></text:p>
          </table:table-cell>
          <table:table-cell table:style-name="Table5.A2" office:value-type="string">
            <text:p text:style-name="P25"><text:span text:style-name="Strong_20_Emphasis"><text:span text:style-name="T6">Answer:</text:span></text:span><text:span text:style-name="T9"> </text:span></text:p>
            <text:p text:style-name="P25"><text:span text:style-name="T7">My answers were close except for the marital status. Probably the people with working spouses have more money and have better disposable income, which makes sense.</text:span></text:p>
          </table:table-cell>
        </table:table-row>
        <text:soft-page-break/>
        <table:table-row>
          <table:table-cell table:style-name="Table5.A2" office:value-type="string">
            <text:p text:style-name="P24"><text:span text:style-name="Strong_20_Emphasis"><text:span text:style-name="T2">Question 8:</text:span></text:span><text:span text:style-name="T1"><text:line-break/>Effects of Feature Selection</text:span></text:p>
          </table:table-cell>
          <table:table-cell table:style-name="Table5.B2" office:value-type="string">
            <text:p text:style-name="P24"><text:span text:style-name="T1">Student analyzes the final model's performance when only the top 5 features are used and compares this performance to the optimized model from </text:span><text:span text:style-name="Strong_20_Emphasis"><text:span text:style-name="T2">Question 5</text:span></text:span><text:span text:style-name="T1">.</text:span></text:p>
          </table:table-cell>
          <table:table-cell table:style-name="Table5.A2" office:value-type="string">
            <text:p text:style-name="P5"><text:span text:style-name="Strong_20_Emphasis"><text:span text:style-name="T11">Answer:</text:span></text:span></text:p>
            <text:p text:style-name="P10">The following are the scores with full and reduced data.</text:p>
            <text:p text:style-name="P8"><text:span text:style-name="Strong_20_Emphasis"><text:span text:style-name="T12">Final Model trained on full data</text:span></text:span></text:p>
            <text:p text:style-name="P10">Accuracy on testing data: 0.8703</text:p>
            <text:p text:style-name="P10">F-score on testing data: 0.7518</text:p>
            <text:p text:style-name="P8"><text:span text:style-name="Strong_20_Emphasis"><text:span text:style-name="T12">Final Model trained on reduced data</text:span></text:span></text:p>
            <text:p text:style-name="P10">Accuracy on testing data: 0.8595</text:p>
            <text:p text:style-name="P10">F-score on testing data: 0.7290</text:p>
            <text:p text:style-name="P8"><text:span text:style-name="T13">The scores on reduced data are lower but not significantly. So, if training time was a factor, it's worth using the reduced data. But in some cases we need to squeeze every percentage point that is possible. In such circumstances, we need to use the model with full data.</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enlo" svg:font-family="Menlo, Monaco, Consolas, 'Courier New', monospace"/>
    <style:font-face style:name="Open Sans" svg:font-family="'Open Sans'"/>
    <style:font-face style:name="inherit" svg:font-family="inherit"/>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8:53:12.639184921</meta:creation-date>
    <dc:date>2019-01-19T19:10:36.983516707</dc:date>
    <meta:editing-duration>PT6M54S</meta:editing-duration>
    <meta:editing-cycles>1</meta:editing-cycles>
    <meta:document-statistic meta:table-count="5" meta:image-count="0" meta:object-count="0" meta:page-count="11" meta:paragraph-count="157" meta:word-count="1488" meta:character-count="9887" meta:non-whitespace-character-count="8570"/>
    <meta:generator>LibreOffice/6.0.7.3$Linux_X86_64 LibreOffice_project/00m0$Build-3</meta:generator>
  </office:meta>
</office:document-meta>
</file>